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Ultrafine_20_Dashed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solid" draw:fill-color="#ff9966" fo:min-height="5.5cm"/>
    </style:style>
    <style:style style:name="gr11" style:family="graphic" style:parent-style-name="standard">
      <style:graphic-properties draw:stroke="solid" svg:stroke-color="#000000" draw:fill="solid" draw:fill-color="#ffff99" fo:min-height="0.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cm" svg:height="2cm" svg:x="9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1.5cm" svg:y="2.5cm">
          <text:p text:style-name="P1"><text:span text:style-name="T1">M</text:span><text:span text:style-name="T2">0</text:span></text:p>
          <draw:enhanced-geometry svg:viewBox="0 0 21600 21600" draw:type="rectangle" draw:enhanced-path="M 0 0 L 21600 0 21600 21600 0 21600 0 0 Z N"/>
        </draw:custom-shape>
        <draw:g draw:id="id3">
          <draw:custom-shape draw:style-name="gr3" draw:text-style-name="P1" draw:layer="layout" svg:width="4.5cm" svg:height="0.875cm" svg:x="1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5cm" svg:height="0.978cm" svg:x="1cm" svg:y="2.522cm">
            <draw:text-box>
              <text:p text:style-name="P1">MFCC file</text:p>
            </draw:text-box>
          </draw:frame>
        </draw:g>
        <draw:connector draw:style-name="gr5" draw:text-style-name="P1" draw:layer="layout" svg:x1="12cm" svg:y1="4cm" svg:x2="14.75cm" svg:y2="5.5cm" draw:start-shape="id1" draw:start-glue-point="2" draw:end-shape="id2" draw:end-glue-point="5" svg:d="m12000 4000v750h2750v750">
          <text:p/>
        </draw:connector>
        <draw:custom-shape draw:style-name="gr6" draw:text-style-name="P1" draw:id="id2" draw:layer="layout" svg:width="6.5cm" svg:height="1.5cm" svg:x="11.5cm" svg:y="5.5cm">
          <text:p text:style-name="P1">MSCORE</text:p>
          <draw:enhanced-geometry svg:viewBox="0 0 21600 21600" draw:glue-points="?f6 0 10800 ?f8 ?f11 10800 ?f9 21600 10800 ?f10 ?f5 10800" draw:text-areas="?f3 ?f3 ?f4 ?f4" draw:type="parallelogram" draw:modifiers="3173.050299953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5.5cm" svg:y1="3cm" svg:x2="9.5cm" svg:y2="3cm" draw:start-shape="id3" draw:start-glue-point="1" draw:end-shape="id1" svg:d="m5500 3000h4000">
          <text:p/>
        </draw:connector>
        <draw:custom-shape draw:style-name="gr1" draw:text-style-name="P1" draw:id="id5" draw:layer="layout" svg:width="6.5cm" svg:height="2cm" svg:x="1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cm" svg:x="17.5cm" svg:y="2.5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g draw:id="id4">
          <draw:custom-shape draw:style-name="gr8" draw:text-style-name="P1" draw:layer="layout" svg:width="4.471cm" svg:height="0.875cm" svg:x="24.229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471cm" svg:height="0.978cm" svg:x="24.2cm" svg:y="2.522cm">
            <draw:text-box>
              <text:p text:style-name="P1">GMM files</text:p>
            </draw:text-box>
          </draw:frame>
        </draw:g>
        <draw:connector draw:style-name="gr5" draw:text-style-name="P1" draw:layer="layout" svg:x1="24.2cm" svg:y1="3cm" svg:x2="21.5cm" svg:y2="3cm" draw:start-shape="id4" draw:start-glue-point="3" draw:end-shape="id5" svg:d="m24200 3000h-2700">
          <text:p/>
        </draw:connector>
        <draw:connector draw:style-name="gr5" draw:text-style-name="P1" draw:layer="layout" svg:x1="18.25cm" svg:y1="4cm" svg:x2="15.227cm" svg:y2="5.5cm" draw:start-shape="id5" draw:start-glue-point="2" draw:end-shape="id2" draw:end-glue-point="4" svg:d="m18250 4000v750h-3023v750">
          <text:p/>
        </draw:connector>
        <draw:custom-shape draw:style-name="gr7" draw:text-style-name="P1" draw:layer="layout" svg:width="1.5cm" svg:height="1cm" svg:x="15.5cm" svg:y="2.5cm">
          <text:p text:style-name="P1"><text:span text:style-name="T1">G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cm" svg:x="19.5cm" svg:y="2.5cm">
          <text:p text:style-name="P1"><text:span text:style-name="T1">G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6.5cm" svg:x="12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1cm" svg:height="6.5cm" svg:x="16cm" svg:y="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5" draw:text-style-name="P1" draw:layer="layout" svg:x1="14.272cm" svg:y1="7cm" svg:x2="14.524cm" svg:y2="8.887cm" draw:start-shape="id2" draw:start-glue-point="7" svg:d="m14272 7000v1195h252v692">
          <text:p/>
        </draw:connector>
        <draw:frame draw:style-name="gr10" draw:text-style-name="P1" draw:id="id6" draw:layer="layout" svg:width="4cm" svg:height="5.75cm" svg:x="12.5cm" svg:y="9.5cm">
          <draw:text-box>
            <text:p text:style-name="P1"><text:span text:style-name="T3"><text:s/></text:span><text:span text:style-name="T3">SCORE_1</text:span><text:span text:style-name="T4"> </text:span></text:p>
            <text:p text:style-name="P1"><text:span text:style-name="T3">SCORE_2</text:span></text:p>
            <text:p text:style-name="P1"><text:span text:style-name="T3">SCORE_3</text:span></text:p>
            <text:p text:style-name="P1"><text:span text:style-name="T3">SCORE_4</text:span></text:p>
            <text:p text:style-name="P1"><text:span text:style-name="T3">SCORE_5</text:span></text:p>
            <text:p text:style-name="P1"><text:span text:style-name="T3">SCORE_6</text:span></text:p>
            <text:p text:style-name="P1"><text:span text:style-name="T3">SCORE_...</text:span></text:p>
            <text:p text:style-name="P1"><text:span text:style-name="T3">SCORE_n</text:span></text:p>
          </draw:text-box>
        </draw:frame>
        <draw:frame draw:style-name="gr11" draw:text-style-name="P2" draw:id="id8" draw:layer="layout" svg:width="5.5cm" svg:height="1cm" svg:x="11.5cm" svg:y="19cm">
          <draw:text-box>
            <text:p><text:span text:style-name="T5">BEST SCORE</text:span></text:p>
          </draw:text-box>
        </draw:frame>
        <draw:custom-shape draw:style-name="gr6" draw:text-style-name="P1" draw:id="id7" draw:layer="layout" svg:width="6.5cm" svg:height="1.5cm" svg:x="11cm" svg:y="16.5cm">
          <text:p text:style-name="P1">MAX</text:p>
          <draw:enhanced-geometry svg:viewBox="0 0 21600 21600" draw:glue-points="?f6 0 10800 ?f8 ?f11 10800 ?f9 21600 10800 ?f10 ?f5 10800" draw:text-areas="?f3 ?f3 ?f4 ?f4" draw:type="parallelogram" draw:modifiers="3741.2090447623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4.5cm" svg:y1="15.25cm" svg:x2="14.25cm" svg:y2="16.5cm" draw:start-shape="id6" draw:start-glue-point="2" draw:end-shape="id7" draw:end-glue-point="5" svg:d="m14500 15250v625h-250v625">
          <text:p/>
        </draw:connector>
        <draw:connector draw:style-name="gr5" draw:text-style-name="P1" draw:layer="layout" svg:x1="13.687cm" svg:y1="18cm" svg:x2="14.25cm" svg:y2="19cm" draw:start-shape="id7" draw:start-glue-point="7" draw:end-shape="id8" draw:end-glue-point="0" svg:d="m13687 18000v501h563v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20T12:17:15</meta:creation-date>
    <dc:date>2012-04-16T17:06:16</dc:date>
    <dc:creator>mauro </dc:creator>
    <meta:editing-duration>PT01H12M44S</meta:editing-duration>
    <meta:editing-cycles>3</meta:editing-cycles>
    <meta:generator>OpenOffice.org/3.2$Linux OpenOffice.org_project/320m12$Build-9483</meta:generator>
    <meta:document-statistic meta:object-count="25"/>
  </office:meta>
</office:document-meta>
</file>